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hancer.registerStaticCallbacks( Class generatedClass , Callback [ ] callba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pre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hancer.Enhan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setCallbackTypes( Class [ ] callback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hancer.setCallbackType( Class callbac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setInterceptDuringConstruction( boolean interceptDuringCo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emitCommonNewInstance( CodeEmitter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hancer.processCase( int key , Label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hancer.emitNewInstanceMultiarg( ClassEmitter ce , List construc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nhancer.create( Class superclass , Class interfaces [ ] ,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hancer.processCase( Object key , Label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hancerFactoryData.setThreadCallbacks( Callback [ ] callback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hancer.EnhancerKey( String type , List &lt; String &gt; interfaces , WeakCacheKey &lt; CallbackFilter &gt; filter , List &lt; Type &gt; callbackTypes , boolean useFactory , boolean interceptDuringConstruction , Long serialVersion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hancer.emitGetCallbacks( ClassEmitter 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hancer.setSuperclass( Class super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hancer.getOriginalModifiers( MethodInfo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registerCallbacks( Class generatedClass , Callback [ ] callba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setUseFactory( boolean us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setThreadCallbacks( Class type , Callback [ ] callba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emitSetCallbacks( ClassEmitter 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hancer.emitCurrentCallback( CodeEmitter 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hanc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hancer.create( Class [ ] argumentTypes , Object [ ]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hancer.getCallback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hancer.emitMethods( final ClassEmitter ce , List methods , List actualMethod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Enhancer.beginMethod( ClassEmitter ce , MethodInfo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hancer.getMethods( Class superclass , Class [ ] interfaces , List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emitLoadArgsAndInvoke( CodeEmitter e , MethodInfo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nhancer.unwrapCachedValue( Object cach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hancer.generateClass( ClassVisitor v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Enhancer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filterConstructors( Class sc , List construc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hancer.generate( ClassLoader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hancer.getDefault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hancerFactoryData.EnhancerFactoryData( Class generatedClass , Class [ ] primaryConstructorArgTypes , boolean classOnl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hancer.emitConstructors( ClassEmitter ce , List constructo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nhancer.validat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Enhancer.emitSetThreadCallbacks( ClassEmitter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hancer.emitSetCallback( ClassEmitter ce , int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hancer.getProtectionDoma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hancer.firstInstance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hancer.setCallbacks( Callback [ ] callback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hancer.emitNewInstanceCallbacks( ClassEmitter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hancer.createUsingReflection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hancer.emitSetStaticCallbacks( ClassEmitter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hancerFactoryData.newInstance( Class [ ] argumentTypes , Object [ ] arguments , Callback [ ] callback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hancer.setInterfaces( Class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wrapCachedClass( Class k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hancer.emitCallback( CodeEmitter 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setCallbacksHelper( Class type , Callback [ ] callbacks , String metho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hancer.emitGetCallback( ClassEmitter ce , int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nhancer.getCallbacksSetter( Class typ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setSerialVersionUID( Long s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emitNewInstanceCallback( ClassEmitter 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hancer.setCallbackFilter( Callback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creat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hancer.isEnhanced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hancer.emitDefaultConstructor( ClassEmitter 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hancer.getMethods( Class superclass , Class [ ] interfaces , List methods , List interfaceMethods , Set forcePubli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nhancer.emitBindCallbacks( ClassEmitter 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Enhancer.getCallbackFie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create( Class superclass , Class [ ] interfaces , CallbackFilter filter , Callback [ ] callba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hancer.rename( Signature sig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hancer.proces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hancer.getIndex( MethodInfo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createHelp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hancer.setCallback( final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create( Class type ,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hancer.getImplSignature( MethodInfo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r.getThisType( CodeEmitter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hancer.nextInstance( Object 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